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imbus Sans L1"/>
    </style:style>
    <style:style style:name="T1" style:family="text">
      <style:text-properties style:text-position="-33% 58%"/>
    </style:style>
    <style:style style:name="T2" style:family="text">
      <style:text-properties style:font-name="Nimbus Sans L1" style:font-name-asian="OpenSymbol" style:font-name-complex="OpenSymbol"/>
    </style:style>
    <style:style style:name="T3" style:family="text">
      <style:text-properties style:text-position="-33% 58%" style:font-name="Nimbus Sans L1" style:font-name-asian="OpenSymbol" style:font-name-complex="Open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3cm" svg:height="4.3cm" svg:x="0.55cm" svg:y="6.849cm">
          <text:p text:style-name="P1">Aprendiend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4.3cm" svg:height="4.3cm" svg:x="5.551cm" svg:y="6.85cm">
          <text:p text:style-name="P1">Defens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4.3cm" svg:height="4.3cm" svg:x="10.551cm" svg:y="6.85cm">
          <text:p text:style-name="P1">Alarm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4.221cm" svg:y1="7.478cm" svg:x2="6.18cm" svg:y2="7.479cm" draw:start-shape="id1" draw:start-glue-point="11" draw:end-shape="id2" draw:end-glue-point="5" svg:d="M4221 7478c0-1695 1959-1695 1959 1" svg:viewBox="0 0 1960 1273">
          <text:p text:style-name="P1">T</text:p>
        </draw:connector>
        <draw:connector draw:style-name="gr2" draw:text-style-name="P1" draw:layer="layout" draw:type="curve" svg:x1="9.222cm" svg:y1="7.479cm" svg:x2="11.18cm" svg:y2="7.479cm" draw:start-shape="id2" draw:start-glue-point="11" draw:end-shape="id3" draw:end-glue-point="5" svg:d="M9222 7479c0-1695 1958-1695 1958 0" svg:viewBox="0 0 1959 1272">
          <text:p text:style-name="P1">C<text:span text:style-name="T1">i</text:span>&gt;H</text:p>
        </draw:connector>
        <draw:connector draw:style-name="gr2" draw:text-style-name="P2" draw:layer="layout" draw:type="curve" svg:x1="6.18cm" svg:y1="10.521cm" svg:x2="7.701cm" svg:y2="11.15cm" draw:start-shape="id2" draw:start-glue-point="7" draw:end-shape="id2" draw:end-glue-point="8" svg:d="M6180 10521c0 1696 1521 1382 1521 629" svg:viewBox="0 0 1522 1238">
          <text:p text:style-name="P2"><text:span text:style-name="T2">!C</text:span><text:span text:style-name="T3">i</text:span><text:span text:style-name="T2">&gt;H <text:s text:c="17"/></text:span></text:p>
        </draw:connector>
        <draw:connector draw:style-name="gr2" draw:text-style-name="P1" draw:layer="layout" draw:type="curve" svg:x1="11.18cm" svg:y1="10.521cm" svg:x2="9.222cm" svg:y2="10.521cm" draw:start-shape="id3" draw:start-glue-point="7" draw:end-shape="id2" draw:end-glue-point="9" svg:d="M11180 10521c0 1696-1958 1696-1958 0" svg:viewBox="0 0 1959 1273">
          <text:p text:style-name="P1">!C<text:span text:style-name="T1">i</text:span>&gt;H</text:p>
        </draw:connector>
        <draw:custom-shape draw:style-name="gr3" draw:text-style-name="P1" draw:layer="layout" svg:width="15.4cm" svg:height="8.6cm" svg:x="0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2cm" svg:height="1.6cm" svg:x="0cm" svg:y="3.9cm">
          <text:p text:style-name="P1">Diagrama de </text:p>
          <text:p text:style-name="P1">Estado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20:38:37.768531006</meta:creation-date>
    <dc:date>2014-09-01T20:52:09.671631933</dc:date>
    <dc:creator>Eugenio Pérez Martín</dc:creator>
    <meta:editing-duration>PT9M10S</meta:editing-duration>
    <meta:editing-cycles>3</meta:editing-cycles>
    <meta:generator>LibreOffice/4.2.5.2$Linux_X86_64 LibreOffice_project/420m0$Build-2</meta:generator>
    <meta:document-statistic meta:object-count="9"/>
  </office:meta>
</office:document-meta>
</file>